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FMono-Regular" svg:font-family="SFMono-Regular, Consolas, 'Liberation Mono', Menlo, monospace"/>
    <style:font-face style:name="webkit-standard" svg:font-family="webkit-standar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margin-top="0cm" fo:margin-bottom="0.499cm" loext:contextual-spacing="false" fo:text-indent="0cm" style:auto-text-indent="false"/>
      <style:text-properties fo:color="#000000"/>
    </style:style>
    <style:style style:name="P2" style:family="paragraph" style:parent-style-name="Text_20_body">
      <style:paragraph-properties fo:margin-left="0cm" fo:margin-right="0cm" fo:text-indent="0cm" style:auto-text-indent="false"/>
      <style:text-properties fo:color="#000000" fo:font-weight="bold"/>
    </style:style>
    <style:style style:name="P3" style:family="paragraph" style:parent-style-name="Text_20_body">
      <style:paragraph-properties fo:margin-left="0cm" fo:margin-right="0cm" fo:text-indent="0cm" style:auto-text-indent="false"/>
      <style:text-properties fo:font-variant="normal" fo:text-transform="none" fo:color="#000000" style:font-name="webkit-standard" fo:font-size="15.75pt" fo:letter-spacing="normal" fo:font-style="normal" fo:font-weight="normal"/>
    </style:style>
    <style:style style:name="P4" style:family="paragraph" style:parent-style-name="Text_20_body">
      <style:paragraph-properties fo:margin-left="0cm" fo:margin-right="0cm" fo:text-indent="0cm" style:auto-text-indent="false"/>
      <style:text-properties fo:font-weight="bold"/>
    </style:style>
    <style:style style:name="P5" style:family="paragraph" style:parent-style-name="Text_20_body">
      <style:paragraph-properties fo:margin-left="0cm" fo:margin-right="0cm" fo:margin-top="0cm" fo:margin-bottom="0cm" loext:contextual-spacing="false" fo:text-indent="0cm" style:auto-text-indent="false"/>
      <style:text-properties fo:font-weight="bold"/>
    </style:style>
    <style:style style:name="P6" style:family="paragraph" style:parent-style-name="Text_20_body">
      <style:paragraph-properties>
        <style:tab-stops>
          <style:tab-stop style:position="4.009cm"/>
        </style:tab-stops>
      </style:paragraph-properties>
      <style:text-properties fo:color="#666666" fo:font-size="9pt" officeooo:rsid="00427942" officeooo:paragraph-rsid="00427942" style:font-size-asian="9pt" style:font-size-complex="9pt"/>
    </style:style>
    <style:style style:name="P7" style:family="paragraph" style:parent-style-name="Text_20_body">
      <style:text-properties officeooo:rsid="0036a214" officeooo:paragraph-rsid="0036a214" fo:background-color="transparent"/>
    </style:style>
    <style:style style:name="P8" style:family="paragraph" style:parent-style-name="Text_20_body">
      <style:paragraph-properties fo:margin-top="0cm" fo:margin-bottom="0cm" loext:contextual-spacing="false" fo:padding="0cm" fo:border="none"/>
      <style:text-properties fo:color="#666666" fo:font-size="9pt" fo:font-weight="normal" style:font-size-asian="9pt" style:font-weight-asian="normal" style:font-size-complex="9pt" style:font-weight-complex="normal"/>
    </style:style>
    <style:style style:name="P9" style:family="paragraph" style:parent-style-name="Text_20_body" style:list-style-name="L14">
      <style:text-properties officeooo:rsid="0036a214" officeooo:paragraph-rsid="0036a214"/>
    </style:style>
    <style:style style:name="P10" style:family="paragraph" style:parent-style-name="Text_20_body" style:list-style-name="L14">
      <style:text-properties fo:font-size="10pt" officeooo:rsid="0036a214" officeooo:paragraph-rsid="0036a214" style:font-size-asian="10pt" style:font-size-complex="10pt"/>
    </style:style>
    <style:style style:name="P11" style:family="paragraph" style:parent-style-name="Text_20_body" style:list-style-name="L14">
      <style:text-properties fo:font-size="12pt" officeooo:rsid="00427942" officeooo:paragraph-rsid="00427942" style:font-size-asian="10.5pt" style:font-size-complex="12pt"/>
    </style:style>
    <style:style style:name="P12" style:family="paragraph" style:parent-style-name="Text_20_body" style:list-style-name="L15">
      <style:text-properties fo:color="#666666" fo:font-size="9pt" officeooo:rsid="00427942" officeooo:paragraph-rsid="0042c076" style:font-size-asian="9pt" style:font-size-complex="9pt"/>
    </style:style>
    <style:style style:name="P13" style:family="paragraph" style:parent-style-name="Text_20_body" style:list-style-name="L15">
      <style:text-properties fo:color="#666666" fo:font-size="9pt" fo:font-weight="normal" officeooo:rsid="0003d862" officeooo:paragraph-rsid="0042c076" fo:background-color="transparent" style:font-size-asian="9pt" style:font-weight-asian="normal" style:font-size-complex="9pt" style:font-weight-complex="normal"/>
    </style:style>
    <style:style style:name="P14" style:family="paragraph" style:parent-style-name="Text_20_body" style:list-style-name="L15">
      <style:text-properties fo:font-weight="normal" officeooo:rsid="0003d862" officeooo:paragraph-rsid="0042c076" fo:background-color="transparent" style:font-weight-asian="normal" style:font-weight-complex="normal"/>
    </style:style>
    <style:style style:name="P15" style:family="paragraph" style:parent-style-name="Text_20_body" style:list-style-name="L1">
      <style:paragraph-properties fo:margin-left="0cm" fo:margin-right="0cm" fo:margin-top="0cm" fo:margin-bottom="0cm" loext:contextual-spacing="false" fo:text-indent="0cm" style:auto-text-indent="false" fo:padding="0cm" fo:border="none"/>
    </style:style>
    <style:style style:name="P16" style:family="paragraph" style:parent-style-name="Text_20_body" style:list-style-name="L2">
      <style:paragraph-properties fo:margin-left="0cm" fo:margin-right="0cm" fo:margin-top="0cm" fo:margin-bottom="0cm" loext:contextual-spacing="false" fo:text-indent="0cm" style:auto-text-indent="false" fo:padding="0cm" fo:border="none"/>
      <style:text-properties officeooo:paragraph-rsid="000bc617"/>
    </style:style>
    <style:style style:name="P17" style:family="paragraph" style:parent-style-name="Text_20_body" style:list-style-name="L2">
      <style:paragraph-properties fo:margin-left="0cm" fo:margin-right="0cm" fo:margin-top="0cm" fo:margin-bottom="0cm" loext:contextual-spacing="false" fo:text-indent="0cm" style:auto-text-indent="false" fo:padding="0cm" fo:border="none"/>
      <style:text-properties officeooo:paragraph-rsid="0003d862"/>
    </style:style>
    <style:style style:name="P18" style:family="paragraph" style:parent-style-name="Text_20_body" style:list-style-name="L3">
      <style:paragraph-properties fo:margin-left="0cm" fo:margin-right="0cm" fo:margin-top="0cm" fo:margin-bottom="0cm" loext:contextual-spacing="false" fo:text-indent="0cm" style:auto-text-indent="false" fo:padding="0cm" fo:border="none"/>
      <style:text-properties fo:color="#666666" fo:font-size="9pt" officeooo:paragraph-rsid="000bc617" style:font-size-asian="9pt" style:font-size-complex="9pt"/>
    </style:style>
    <style:style style:name="P19" style:family="paragraph" style:parent-style-name="Text_20_body" style:list-style-name="L2">
      <style:paragraph-properties fo:margin-left="0cm" fo:margin-right="0cm" fo:margin-top="0cm" fo:margin-bottom="0cm" loext:contextual-spacing="false" fo:text-indent="0cm" style:auto-text-indent="false" fo:padding="0cm" fo:border="none"/>
      <style:text-properties fo:color="#666666" fo:font-size="9pt" officeooo:paragraph-rsid="0003d862" style:font-size-asian="9pt" style:font-size-complex="9pt"/>
    </style:style>
    <style:style style:name="P20" style:family="paragraph" style:parent-style-name="Text_20_body" style:list-style-name="L2">
      <style:paragraph-properties fo:margin-left="0cm" fo:margin-right="0cm" fo:margin-top="0cm" fo:margin-bottom="0cm" loext:contextual-spacing="false" fo:text-indent="0cm" style:auto-text-indent="false" fo:padding="0cm" fo:border="none"/>
      <style:text-properties fo:color="#666666" fo:font-size="9pt" style:text-underline-style="solid" style:text-underline-width="auto" style:text-underline-color="font-color" officeooo:paragraph-rsid="0003d862" style:font-size-asian="9pt" style:font-size-complex="9pt"/>
    </style:style>
    <style:style style:name="P21" style:family="paragraph" style:parent-style-name="Text_20_body" style:list-style-name="L2">
      <style:paragraph-properties fo:margin-left="0cm" fo:margin-right="0cm" fo:margin-top="0cm" fo:margin-bottom="0cm" loext:contextual-spacing="false" fo:text-indent="0cm" style:auto-text-indent="false" fo:padding="0cm" fo:border="none"/>
      <style:text-properties fo:color="#666666" fo:font-size="9pt" fo:font-weight="bold" officeooo:paragraph-rsid="0003d862" style:font-size-asian="9pt" style:font-weight-asian="bold" style:font-size-complex="9pt" style:font-weight-complex="bold"/>
    </style:style>
    <style:style style:name="P22" style:family="paragraph" style:parent-style-name="Text_20_body" style:list-style-name="L1">
      <style:paragraph-properties fo:margin-top="0cm" fo:margin-bottom="0cm" loext:contextual-spacing="false" fo:padding="0cm" fo:border="none"/>
    </style:style>
    <style:style style:name="P23" style:family="paragraph" style:parent-style-name="Text_20_body" style:list-style-name="L2">
      <style:paragraph-properties fo:margin-top="0cm" fo:margin-bottom="0cm" loext:contextual-spacing="false" fo:padding="0cm" fo:border="none"/>
    </style:style>
    <style:style style:name="P24" style:family="paragraph" style:parent-style-name="Text_20_body" style:list-style-name="L2">
      <style:paragraph-properties fo:margin-top="0cm" fo:margin-bottom="0cm" loext:contextual-spacing="false" fo:padding="0cm" fo:border="none"/>
      <style:text-properties officeooo:paragraph-rsid="003d75ac"/>
    </style:style>
    <style:style style:name="P25" style:family="paragraph" style:parent-style-name="Text_20_body" style:list-style-name="L2">
      <style:paragraph-properties fo:margin-top="0cm" fo:margin-bottom="0cm" loext:contextual-spacing="false" fo:padding="0cm" fo:border="none"/>
      <style:text-properties fo:color="#666666" fo:font-size="9pt" style:text-underline-style="solid" style:text-underline-width="auto" style:text-underline-color="font-color" officeooo:rsid="000bc617" officeooo:paragraph-rsid="000bc617" style:font-size-asian="7.84999990463257pt" style:font-size-complex="9pt"/>
    </style:style>
    <style:style style:name="P26" style:family="paragraph" style:parent-style-name="Text_20_body" style:list-style-name="L2">
      <style:paragraph-properties fo:margin-top="0cm" fo:margin-bottom="0cm" loext:contextual-spacing="false" fo:padding="0cm" fo:border="none"/>
      <style:text-properties fo:color="#666666" fo:font-size="9pt" style:text-underline-style="solid" style:text-underline-width="auto" style:text-underline-color="font-color" style:font-size-asian="9pt" style:font-size-complex="9pt"/>
    </style:style>
    <style:style style:name="P27" style:family="paragraph" style:parent-style-name="Text_20_body" style:list-style-name="L2">
      <style:paragraph-properties fo:margin-top="0cm" fo:margin-bottom="0cm" loext:contextual-spacing="false" fo:padding="0cm" fo:border="none"/>
      <style:text-properties fo:color="#666666" fo:font-size="9pt" style:text-underline-style="solid" style:text-underline-width="auto" style:text-underline-color="font-color" officeooo:paragraph-rsid="001a071c" style:font-size-asian="9pt" style:font-size-complex="9pt"/>
    </style:style>
    <style:style style:name="P28" style:family="paragraph" style:parent-style-name="Text_20_body" style:list-style-name="L2">
      <style:paragraph-properties fo:margin-top="0cm" fo:margin-bottom="0cm" loext:contextual-spacing="false" fo:padding="0cm" fo:border="none"/>
      <style:text-properties fo:color="#666666" fo:font-size="9pt" style:text-underline-style="none" fo:font-weight="bold" officeooo:rsid="000bc617" officeooo:paragraph-rsid="000bc617" style:font-size-asian="7.84999990463257pt" style:font-weight-asian="bold" style:font-size-complex="9pt" style:font-weight-complex="bold"/>
    </style:style>
    <style:style style:name="P29" style:family="paragraph" style:parent-style-name="Text_20_body" style:list-style-name="L5">
      <style:paragraph-properties fo:margin-top="0cm" fo:margin-bottom="0cm" loext:contextual-spacing="false" fo:padding="0cm" fo:border="none"/>
      <style:text-properties fo:color="#666666" fo:font-size="9pt" style:text-underline-style="none" fo:font-weight="bold" officeooo:rsid="0011a0af" officeooo:paragraph-rsid="00142afb" style:font-size-asian="9pt" style:font-weight-asian="bold" style:font-size-complex="9pt" style:font-weight-complex="bold"/>
    </style:style>
    <style:style style:name="P30" style:family="paragraph" style:parent-style-name="Text_20_body" style:list-style-name="L2">
      <style:paragraph-properties fo:margin-top="0cm" fo:margin-bottom="0cm" loext:contextual-spacing="false" fo:padding="0cm" fo:border="none"/>
      <style:text-properties fo:color="#666666" fo:font-size="9pt" style:text-underline-style="none" fo:font-weight="bold" style:font-size-asian="9pt" style:font-weight-asian="bold" style:font-size-complex="9pt" style:font-weight-complex="bold"/>
    </style:style>
    <style:style style:name="P31" style:family="paragraph" style:parent-style-name="Text_20_body" style:list-style-name="L2">
      <style:paragraph-properties fo:margin-top="0cm" fo:margin-bottom="0cm" loext:contextual-spacing="false" fo:padding="0cm" fo:border="none"/>
      <style:text-properties fo:color="#666666" fo:font-size="9pt" style:text-underline-style="none" fo:font-weight="bold" officeooo:rsid="00255b3e" officeooo:paragraph-rsid="00255b3e" style:font-size-asian="9pt" style:font-weight-asian="bold" style:font-size-complex="9pt" style:font-weight-complex="bold"/>
    </style:style>
    <style:style style:name="P32" style:family="paragraph" style:parent-style-name="Text_20_body" style:list-style-name="L2">
      <style:paragraph-properties fo:margin-top="0cm" fo:margin-bottom="0cm" loext:contextual-spacing="false" fo:padding="0cm" fo:border="none"/>
      <style:text-properties fo:color="#666666" fo:font-size="9pt" style:text-underline-style="none" fo:font-weight="normal" officeooo:rsid="000bc617" officeooo:paragraph-rsid="000bc617" style:font-size-asian="7.84999990463257pt" style:font-weight-asian="normal" style:font-size-complex="9pt" style:font-weight-complex="normal"/>
    </style:style>
    <style:style style:name="P33" style:family="paragraph" style:parent-style-name="Text_20_body" style:list-style-name="L2">
      <style:paragraph-properties fo:margin-top="0cm" fo:margin-bottom="0cm" loext:contextual-spacing="false" fo:padding="0cm" fo:border="none"/>
      <style:text-properties fo:color="#666666" fo:font-size="9pt" style:text-underline-style="none" fo:font-weight="normal" officeooo:rsid="000bc617" officeooo:paragraph-rsid="0015b9e7" style:font-size-asian="7.84999990463257pt" style:font-weight-asian="normal" style:font-size-complex="9pt" style:font-weight-complex="normal"/>
    </style:style>
    <style:style style:name="P34" style:family="paragraph" style:parent-style-name="Text_20_body" style:list-style-name="L2">
      <style:paragraph-properties fo:margin-top="0cm" fo:margin-bottom="0cm" loext:contextual-spacing="false" fo:padding="0cm" fo:border="none"/>
      <style:text-properties fo:color="#666666" fo:font-size="9pt" style:text-underline-style="none" fo:font-weight="normal" officeooo:rsid="000c4d24" officeooo:paragraph-rsid="000c4d24" style:font-size-asian="7.84999990463257pt" style:font-weight-asian="normal" style:font-size-complex="9pt" style:font-weight-complex="normal"/>
    </style:style>
    <style:style style:name="P35" style:family="paragraph" style:parent-style-name="Text_20_body" style:list-style-name="L2">
      <style:paragraph-properties fo:margin-top="0cm" fo:margin-bottom="0cm" loext:contextual-spacing="false" fo:padding="0cm" fo:border="none"/>
      <style:text-properties fo:color="#666666" fo:font-size="9pt" style:text-underline-style="none" officeooo:rsid="000bc617" officeooo:paragraph-rsid="000bc617" style:font-size-asian="7.84999990463257pt" style:font-size-complex="9pt"/>
    </style:style>
    <style:style style:name="P36" style:family="paragraph" style:parent-style-name="Text_20_body" style:list-style-name="L4">
      <style:paragraph-properties fo:margin-top="0cm" fo:margin-bottom="0cm" loext:contextual-spacing="false" fo:padding="0cm" fo:border="none"/>
      <style:text-properties fo:color="#666666" fo:font-size="9pt" style:text-underline-style="none" officeooo:rsid="0011a0af" officeooo:paragraph-rsid="00142afb" style:font-size-asian="9pt" style:font-size-complex="9pt"/>
    </style:style>
    <style:style style:name="P37" style:family="paragraph" style:parent-style-name="Text_20_body" style:list-style-name="L6">
      <style:paragraph-properties fo:margin-top="0cm" fo:margin-bottom="0cm" loext:contextual-spacing="false" fo:padding="0cm" fo:border="none"/>
      <style:text-properties fo:color="#666666" fo:font-size="9pt" style:text-underline-style="none" officeooo:rsid="0011a0af" officeooo:paragraph-rsid="00142afb" style:font-size-asian="9pt" style:font-size-complex="9pt"/>
    </style:style>
    <style:style style:name="P38" style:family="paragraph" style:parent-style-name="Text_20_body" style:list-style-name="L7">
      <style:paragraph-properties fo:margin-top="0cm" fo:margin-bottom="0cm" loext:contextual-spacing="false" fo:padding="0cm" fo:border="none"/>
      <style:text-properties fo:color="#666666" fo:font-size="9pt" style:text-underline-style="none" officeooo:paragraph-rsid="00142afb" style:font-size-asian="9pt" style:font-size-complex="9pt"/>
    </style:style>
    <style:style style:name="P39" style:family="paragraph" style:parent-style-name="Text_20_body" style:list-style-name="L2">
      <style:paragraph-properties fo:margin-top="0cm" fo:margin-bottom="0cm" loext:contextual-spacing="false" fo:padding="0cm" fo:border="none"/>
      <style:text-properties fo:color="#666666" fo:font-size="9pt" style:text-underline-style="none" style:font-size-asian="9pt" style:font-size-complex="9pt"/>
    </style:style>
    <style:style style:name="P40" style:family="paragraph" style:parent-style-name="Text_20_body" style:list-style-name="L2">
      <style:paragraph-properties fo:margin-top="0cm" fo:margin-bottom="0cm" loext:contextual-spacing="false" fo:padding="0cm" fo:border="none"/>
      <style:text-properties fo:color="#666666" fo:font-size="9pt" style:text-underline-style="none" officeooo:rsid="00232d03" officeooo:paragraph-rsid="00232d03" style:font-size-asian="9pt" style:font-size-complex="9pt"/>
    </style:style>
    <style:style style:name="P41" style:family="paragraph" style:parent-style-name="Text_20_body" style:list-style-name="L10">
      <style:paragraph-properties fo:margin-top="0cm" fo:margin-bottom="0cm" loext:contextual-spacing="false" fo:padding="0cm" fo:border="none"/>
      <style:text-properties fo:color="#666666" fo:font-size="9pt" style:text-underline-style="none" officeooo:rsid="00232d03" officeooo:paragraph-rsid="00232d03" style:font-size-asian="9pt" style:font-size-complex="9pt"/>
    </style:style>
    <style:style style:name="P42" style:family="paragraph" style:parent-style-name="Text_20_body" style:list-style-name="L2">
      <style:paragraph-properties fo:margin-top="0cm" fo:margin-bottom="0cm" loext:contextual-spacing="false" fo:padding="0cm" fo:border="none"/>
      <style:text-properties fo:color="#666666" fo:font-size="9pt" style:font-size-asian="9pt" style:font-size-complex="9pt"/>
    </style:style>
    <style:style style:name="P43" style:family="paragraph" style:parent-style-name="Text_20_body" style:list-style-name="L2">
      <style:paragraph-properties fo:margin-top="0cm" fo:margin-bottom="0cm" loext:contextual-spacing="false" fo:padding="0cm" fo:border="none"/>
      <style:text-properties fo:color="#666666" fo:font-size="9pt" officeooo:rsid="001a071c" officeooo:paragraph-rsid="001a071c" style:font-size-asian="9pt" style:font-size-complex="9pt"/>
    </style:style>
    <style:style style:name="P44" style:family="paragraph" style:parent-style-name="Text_20_body" style:list-style-name="L2">
      <style:paragraph-properties fo:margin-top="0cm" fo:margin-bottom="0cm" loext:contextual-spacing="false" fo:padding="0cm" fo:border="none"/>
      <style:text-properties fo:color="#666666" fo:font-size="9pt" officeooo:rsid="001b5837" officeooo:paragraph-rsid="001b5837" style:font-size-asian="9pt" style:font-size-complex="9pt"/>
    </style:style>
    <style:style style:name="P45" style:family="paragraph" style:parent-style-name="Text_20_body" style:list-style-name="L8">
      <style:paragraph-properties fo:margin-top="0cm" fo:margin-bottom="0cm" loext:contextual-spacing="false" fo:padding="0cm" fo:border="none"/>
      <style:text-properties fo:color="#666666" fo:font-size="9pt" officeooo:rsid="001b5837" officeooo:paragraph-rsid="001f71cd" style:font-size-asian="9pt" style:font-size-complex="9pt"/>
    </style:style>
    <style:style style:name="P46" style:family="paragraph" style:parent-style-name="Text_20_body" style:list-style-name="L9">
      <style:paragraph-properties fo:margin-top="0cm" fo:margin-bottom="0cm" loext:contextual-spacing="false" fo:padding="0cm" fo:border="none"/>
      <style:text-properties fo:color="#666666" fo:font-size="9pt" officeooo:rsid="001b5837" officeooo:paragraph-rsid="002050fa" style:font-size-asian="9pt" style:font-size-complex="9pt"/>
    </style:style>
    <style:style style:name="P47" style:family="paragraph" style:parent-style-name="Text_20_body" style:list-style-name="L2">
      <style:paragraph-properties fo:margin-top="0cm" fo:margin-bottom="0cm" loext:contextual-spacing="false" fo:padding="0cm" fo:border="none"/>
      <style:text-properties fo:color="#666666" fo:font-size="9pt" officeooo:rsid="0021a8ac" officeooo:paragraph-rsid="0021a8ac" style:font-size-asian="9pt" style:font-size-complex="9pt"/>
    </style:style>
    <style:style style:name="P48" style:family="paragraph" style:parent-style-name="Text_20_body" style:list-style-name="L2">
      <style:paragraph-properties fo:margin-top="0cm" fo:margin-bottom="0cm" loext:contextual-spacing="false" fo:padding="0cm" fo:border="none"/>
      <style:text-properties fo:color="#666666" fo:font-size="9pt" fo:font-weight="bold" style:font-size-asian="9pt" style:font-weight-asian="bold" style:font-size-complex="9pt" style:font-weight-complex="bold"/>
    </style:style>
    <style:style style:name="P49" style:family="paragraph" style:parent-style-name="Text_20_body" style:list-style-name="L2">
      <style:paragraph-properties fo:margin-top="0cm" fo:margin-bottom="0cm" loext:contextual-spacing="false" fo:padding="0cm" fo:border="none"/>
      <style:text-properties fo:color="#666666" fo:font-size="9pt" fo:font-weight="bold" officeooo:paragraph-rsid="0028fac7" style:font-size-asian="9pt" style:font-weight-asian="bold" style:font-size-complex="9pt" style:font-weight-complex="bold"/>
    </style:style>
    <style:style style:name="P50" style:family="paragraph" style:parent-style-name="Text_20_body" style:list-style-name="L2">
      <style:paragraph-properties fo:margin-top="0cm" fo:margin-bottom="0cm" loext:contextual-spacing="false" fo:padding="0cm" fo:border="none"/>
      <style:text-properties fo:color="#666666" fo:font-size="9pt" fo:font-weight="bold" officeooo:paragraph-rsid="002a7df7" style:font-size-asian="9pt" style:font-weight-asian="bold" style:font-size-complex="9pt" style:font-weight-complex="bold"/>
    </style:style>
    <style:style style:name="P51" style:family="paragraph" style:parent-style-name="Text_20_body" style:list-style-name="L2">
      <style:paragraph-properties fo:margin-top="0cm" fo:margin-bottom="0cm" loext:contextual-spacing="false" fo:padding="0cm" fo:border="none"/>
      <style:text-properties fo:color="#666666" fo:font-size="9pt" fo:font-weight="bold" officeooo:paragraph-rsid="00410c6b" style:font-size-asian="9pt" style:font-weight-asian="bold" style:font-size-complex="9pt" style:font-weight-complex="bold"/>
    </style:style>
    <style:style style:name="P52" style:family="paragraph" style:parent-style-name="Text_20_body" style:list-style-name="L11">
      <style:paragraph-properties fo:margin-top="0cm" fo:margin-bottom="0cm" loext:contextual-spacing="false" fo:padding="0cm" fo:border="none"/>
      <style:text-properties fo:color="#666666" fo:font-size="9pt" fo:font-weight="bold" officeooo:paragraph-rsid="0028fac7" style:font-size-asian="9pt" style:font-weight-asian="bold" style:font-size-complex="9pt" style:font-weight-complex="bold"/>
    </style:style>
    <style:style style:name="P53" style:family="paragraph" style:parent-style-name="Text_20_body" style:list-style-name="L2">
      <style:paragraph-properties fo:margin-top="0cm" fo:margin-bottom="0cm" loext:contextual-spacing="false" fo:padding="0cm" fo:border="none"/>
      <style:text-properties fo:color="#666666" fo:font-size="9pt" fo:font-weight="normal" style:font-size-asian="9pt" style:font-weight-asian="normal" style:font-size-complex="9pt" style:font-weight-complex="normal"/>
    </style:style>
    <style:style style:name="P54" style:family="paragraph" style:parent-style-name="Text_20_body" style:list-style-name="L2">
      <style:paragraph-properties fo:margin-top="0cm" fo:margin-bottom="0cm" loext:contextual-spacing="false" fo:padding="0cm" fo:border="none"/>
      <style:text-properties fo:color="#666666" fo:font-size="9pt" fo:font-weight="normal" officeooo:paragraph-rsid="0028fac7" style:font-size-asian="9pt" style:font-weight-asian="normal" style:font-size-complex="9pt" style:font-weight-complex="normal"/>
    </style:style>
    <style:style style:name="P55" style:family="paragraph" style:parent-style-name="Text_20_body" style:list-style-name="L2">
      <style:paragraph-properties fo:margin-top="0cm" fo:margin-bottom="0cm" loext:contextual-spacing="false" fo:padding="0cm" fo:border="none"/>
      <style:text-properties fo:color="#666666" fo:font-size="9pt" fo:font-weight="normal" officeooo:paragraph-rsid="002a7df7" style:font-size-asian="9pt" style:font-weight-asian="normal" style:font-size-complex="9pt" style:font-weight-complex="normal"/>
    </style:style>
    <style:style style:name="P56" style:family="paragraph" style:parent-style-name="Text_20_body" style:list-style-name="L2">
      <style:paragraph-properties fo:margin-top="0cm" fo:margin-bottom="0cm" loext:contextual-spacing="false" fo:padding="0cm" fo:border="none"/>
      <style:text-properties fo:color="#666666" fo:font-size="9pt" fo:font-weight="normal" officeooo:rsid="002a7df7" style:font-size-asian="9pt" style:font-weight-asian="normal" style:font-size-complex="9pt" style:font-weight-complex="normal"/>
    </style:style>
    <style:style style:name="P57" style:family="paragraph" style:parent-style-name="Text_20_body" style:list-style-name="L2">
      <style:paragraph-properties fo:margin-top="0cm" fo:margin-bottom="0cm" loext:contextual-spacing="false" fo:padding="0cm" fo:border="none"/>
      <style:text-properties fo:background-color="#ffff00"/>
    </style:style>
    <style:style style:name="P58" style:family="paragraph" style:parent-style-name="Text_20_body" style:list-style-name="L12">
      <style:paragraph-properties fo:margin-top="0cm" fo:margin-bottom="0cm" loext:contextual-spacing="false"/>
      <style:text-properties fo:font-weight="normal" officeooo:rsid="0003d862" officeooo:paragraph-rsid="0003d862" style:font-weight-asian="normal" style:font-weight-complex="normal"/>
    </style:style>
    <style:style style:name="P59" style:family="paragraph" style:parent-style-name="Text_20_body" style:list-style-name="L12">
      <style:paragraph-properties fo:margin-top="0cm" fo:margin-bottom="0cm" loext:contextual-spacing="false"/>
      <style:text-properties fo:font-weight="normal" officeooo:rsid="0003d862" officeooo:paragraph-rsid="0003d862" fo:background-color="#ffff00" style:font-weight-asian="normal" style:font-weight-complex="normal"/>
    </style:style>
    <style:style style:name="P60" style:family="paragraph" style:parent-style-name="Text_20_body" style:list-style-name="L12">
      <style:paragraph-properties fo:margin-top="0cm" fo:margin-bottom="0cm" loext:contextual-spacing="false"/>
      <style:text-properties fo:color="#666666" fo:font-size="9pt" style:text-underline-style="solid" style:text-underline-width="auto" style:text-underline-color="font-color" fo:font-weight="normal" officeooo:rsid="0003d862" officeooo:paragraph-rsid="0003d862" style:font-size-asian="9pt" style:font-weight-asian="normal" style:font-size-complex="9pt" style:font-weight-complex="normal"/>
    </style:style>
    <style:style style:name="P61" style:family="paragraph" style:parent-style-name="Text_20_body" style:list-style-name="L12">
      <style:paragraph-properties fo:margin-top="0cm" fo:margin-bottom="0cm" loext:contextual-spacing="false"/>
      <style:text-properties fo:color="#666666" fo:font-size="9pt" style:text-underline-style="solid" style:text-underline-width="auto" style:text-underline-color="font-color" fo:font-weight="normal" officeooo:rsid="0003d862" officeooo:paragraph-rsid="002eab98" style:font-size-asian="9pt" style:font-weight-asian="normal" style:font-size-complex="9pt" style:font-weight-complex="normal"/>
    </style:style>
    <style:style style:name="P62" style:family="paragraph" style:parent-style-name="Text_20_body" style:list-style-name="L12">
      <style:paragraph-properties fo:margin-top="0cm" fo:margin-bottom="0cm" loext:contextual-spacing="false"/>
      <style:text-properties fo:color="#666666" fo:font-size="9pt" style:text-underline-style="solid" style:text-underline-width="auto" style:text-underline-color="font-color" fo:font-weight="normal" officeooo:rsid="004b5141" officeooo:paragraph-rsid="004b5141" style:font-size-asian="9pt" style:font-weight-asian="normal" style:font-size-complex="9pt" style:font-weight-complex="normal"/>
    </style:style>
    <style:style style:name="P63" style:family="paragraph" style:parent-style-name="Text_20_body" style:list-style-name="L12">
      <style:paragraph-properties fo:margin-top="0cm" fo:margin-bottom="0cm" loext:contextual-spacing="false"/>
      <style:text-properties fo:color="#666666" fo:font-size="9pt" fo:font-weight="normal" officeooo:rsid="0003d862" officeooo:paragraph-rsid="0003d862" style:font-size-asian="9pt" style:font-weight-asian="normal" style:font-size-complex="9pt" style:font-weight-complex="normal"/>
    </style:style>
    <style:style style:name="P64" style:family="paragraph" style:parent-style-name="Text_20_body" style:list-style-name="L12">
      <style:paragraph-properties fo:margin-top="0cm" fo:margin-bottom="0cm" loext:contextual-spacing="false"/>
      <style:text-properties fo:color="#666666" fo:font-size="9pt" style:text-underline-style="none" fo:font-weight="normal" officeooo:rsid="002eab98" officeooo:paragraph-rsid="002eab98" style:font-size-asian="9pt" style:font-weight-asian="normal" style:font-size-complex="9pt" style:font-weight-complex="normal"/>
    </style:style>
    <style:style style:name="P65" style:family="paragraph" style:parent-style-name="Text_20_body" style:list-style-name="L12">
      <style:paragraph-properties fo:margin-top="0cm" fo:margin-bottom="0cm" loext:contextual-spacing="false"/>
      <style:text-properties fo:color="#666666" fo:font-size="9pt" style:text-underline-style="none" fo:font-weight="normal" officeooo:rsid="002eab98" officeooo:paragraph-rsid="004d372a" style:font-size-asian="9pt" style:font-weight-asian="normal" style:font-size-complex="9pt" style:font-weight-complex="normal"/>
    </style:style>
    <style:style style:name="P66" style:family="paragraph" style:parent-style-name="Text_20_body" style:list-style-name="L13">
      <style:paragraph-properties fo:margin-top="0cm" fo:margin-bottom="0cm" loext:contextual-spacing="false"/>
      <style:text-properties fo:color="#666666" fo:font-size="9pt" style:text-underline-style="none" fo:font-weight="bold" officeooo:rsid="002eab98" officeooo:paragraph-rsid="004d372a" style:font-size-asian="9pt" style:font-weight-asian="bold" style:font-size-complex="9pt" style:font-weight-complex="bold"/>
    </style:style>
    <style:style style:name="P67" style:family="paragraph" style:parent-style-name="Text_20_body" style:list-style-name="L12">
      <style:paragraph-properties fo:margin-top="0cm" fo:margin-bottom="0cm" loext:contextual-spacing="false"/>
      <style:text-properties officeooo:paragraph-rsid="004d372a"/>
    </style:style>
    <style:style style:name="T1" style:family="text">
      <style:text-properties fo:color="#000000"/>
    </style:style>
    <style:style style:name="T2" style:family="text">
      <style:text-properties officeooo:rsid="00070393"/>
    </style:style>
    <style:style style:name="T3" style:family="text">
      <style:text-properties officeooo:rsid="00073799"/>
    </style:style>
    <style:style style:name="T4" style:family="text">
      <style:text-properties officeooo:rsid="00092928"/>
    </style:style>
    <style:style style:name="T5" style:family="text">
      <style:text-properties officeooo:rsid="000a5a4e"/>
    </style:style>
    <style:style style:name="T6" style:family="text">
      <style:text-properties fo:font-weight="bold" style:font-weight-asian="bold" style:font-weight-complex="bold"/>
    </style:style>
    <style:style style:name="T7" style:family="text">
      <style:text-properties fo:font-weight="bold" officeooo:rsid="0015b9e7"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officeooo:rsid="000e030b"/>
    </style:style>
    <style:style style:name="T10" style:family="text">
      <style:text-properties officeooo:rsid="0011a0af"/>
    </style:style>
    <style:style style:name="T11" style:family="text">
      <style:text-properties officeooo:rsid="0012a1af"/>
    </style:style>
    <style:style style:name="T12" style:family="text">
      <style:text-properties officeooo:rsid="00142afb"/>
    </style:style>
    <style:style style:name="T13" style:family="text">
      <style:text-properties fo:font-weight="normal" style:font-weight-asian="normal" style:font-weight-complex="normal"/>
    </style:style>
    <style:style style:name="T14" style:family="text">
      <style:text-properties fo:font-weight="normal" officeooo:rsid="0021a8ac" style:font-weight-asian="normal" style:font-weight-complex="normal"/>
    </style:style>
    <style:style style:name="T15" style:family="text">
      <style:text-properties fo:font-weight="normal" officeooo:rsid="0027b111" style:font-weight-asian="normal" style:font-weight-complex="normal"/>
    </style:style>
    <style:style style:name="T16" style:family="text">
      <style:text-properties fo:font-weight="normal" officeooo:rsid="0029fdfc" style:font-weight-asian="normal" style:font-weight-complex="normal"/>
    </style:style>
    <style:style style:name="T17" style:family="text">
      <style:text-properties fo:font-weight="normal" officeooo:rsid="002a6e65" style:font-weight-asian="normal" style:font-weight-complex="normal"/>
    </style:style>
    <style:style style:name="T18" style:family="text">
      <style:text-properties fo:font-weight="normal" officeooo:rsid="002a7df7" style:font-weight-asian="normal" style:font-weight-complex="normal"/>
    </style:style>
    <style:style style:name="T19" style:family="text">
      <style:text-properties fo:font-weight="normal" officeooo:rsid="002c7fe0" style:font-weight-asian="normal" style:font-weight-complex="normal"/>
    </style:style>
    <style:style style:name="T20" style:family="text">
      <style:text-properties fo:font-weight="normal" officeooo:rsid="0003d862" fo:background-color="#ffff00" loext:char-shading-value="0" style:font-weight-asian="normal" style:font-weight-complex="normal"/>
    </style:style>
    <style:style style:name="T21" style:family="text">
      <style:text-properties fo:font-weight="normal" officeooo:rsid="0003d862" fo:background-color="transparent" loext:char-shading-value="0" style:font-weight-asian="normal" style:font-weight-complex="normal"/>
    </style:style>
    <style:style style:name="T22" style:family="text">
      <style:text-properties officeooo:rsid="0015b9e7"/>
    </style:style>
    <style:style style:name="T23" style:family="text">
      <style:text-properties officeooo:rsid="001f71cd"/>
    </style:style>
    <style:style style:name="T24" style:family="text">
      <style:text-properties officeooo:rsid="002050fa"/>
    </style:style>
    <style:style style:name="T25" style:family="text">
      <style:text-properties officeooo:rsid="0021a8ac"/>
    </style:style>
    <style:style style:name="T26" style:family="text">
      <style:text-properties officeooo:rsid="00255b3e"/>
    </style:style>
    <style:style style:name="T27" style:family="text">
      <style:text-properties officeooo:rsid="0029fdfc"/>
    </style:style>
    <style:style style:name="T28" style:family="text">
      <style:text-properties officeooo:rsid="002bd47e"/>
    </style:style>
    <style:style style:name="T29" style:family="text">
      <style:text-properties officeooo:rsid="002d4b9f"/>
    </style:style>
    <style:style style:name="T30" style:family="text">
      <style:text-properties officeooo:rsid="002fe4a6"/>
    </style:style>
    <style:style style:name="T31" style:family="text">
      <style:text-properties fo:background-color="#ffff00" loext:char-shading-value="0"/>
    </style:style>
    <style:style style:name="T32" style:family="text">
      <style:text-properties officeooo:rsid="0036a214"/>
    </style:style>
    <style:style style:name="T33" style:family="text">
      <style:text-properties fo:background-color="transparent" loext:char-shading-value="0"/>
    </style:style>
    <style:style style:name="T34" style:family="text">
      <style:text-properties officeooo:rsid="00427942" fo:background-color="transparent" loext:char-shading-value="0"/>
    </style:style>
    <style:style style:name="T35" style:family="text">
      <style:text-properties officeooo:rsid="0036a214" fo:background-color="transparent" loext:char-shading-value="0"/>
    </style:style>
    <style:style style:name="T36" style:family="text">
      <style:text-properties fo:font-variant="normal" fo:text-transform="none" fo:color="#242729" style:font-name="Liberation Serif" fo:font-size="11.25pt" fo:letter-spacing="normal" fo:font-style="normal" fo:font-weight="normal" officeooo:rsid="00385c72" fo:background-color="transparent" loext:char-shading-value="0"/>
    </style:style>
    <style:style style:name="T37" style:family="text">
      <style:text-properties fo:font-variant="normal" fo:text-transform="none" fo:color="#242729" style:font-name="Liberation Serif" fo:font-size="11.25pt" fo:letter-spacing="normal" fo:font-style="italic" fo:font-weight="normal" officeooo:rsid="00385c72" fo:background-color="transparent" loext:char-shading-value="0" style:font-style-asian="italic" style:font-style-complex="italic"/>
    </style:style>
    <style:style style:name="T38" style:family="text">
      <style:text-properties fo:font-variant="normal" fo:text-transform="none" fo:color="#6a737d" style:font-name="SFMono-Regular" fo:letter-spacing="normal" fo:font-style="normal" fo:font-weight="normal" style:font-weight-asian="normal" style:font-weight-complex="normal"/>
    </style:style>
    <style:style style:name="T39" style:family="text">
      <style:text-properties fo:font-variant="normal" fo:text-transform="none" fo:color="#6a737d" style:font-name="Liberation Serif" fo:letter-spacing="normal" fo:font-style="normal" fo:font-weight="normal" style:font-weight-asian="normal" style:font-weight-complex="normal"/>
    </style:style>
    <style:style style:name="T40" style:family="text">
      <style:text-properties fo:font-variant="normal" fo:text-transform="none" fo:color="#333333" style:font-name="Liberation Serif" fo:letter-spacing="normal" fo:font-style="normal" fo:font-weight="normal" style:font-weight-asian="normal" style:font-weight-complex="normal"/>
    </style:style>
    <style:style style:name="T41" style:family="text">
      <style:text-properties fo:font-variant="normal" fo:text-transform="none" fo:color="#333333" style:font-name="Liberation Serif" fo:letter-spacing="normal" fo:font-style="normal" fo:font-weight="normal" officeooo:rsid="004d372a" style:font-weight-asian="normal" style:font-weight-complex="normal"/>
    </style:style>
    <style:style style:name="T42" style:family="text">
      <style:text-properties fo:font-variant="normal" fo:text-transform="none" fo:color="#333333" style:font-name="Liberation Serif" fo:letter-spacing="normal" fo:font-style="normal" style:text-underline-style="none" fo:font-weight="normal" officeooo:rsid="002eab98" style:font-weight-asian="normal" style:font-weight-complex="normal"/>
    </style:style>
    <style:style style:name="T43" style:family="text">
      <style:text-properties fo:font-variant="normal" fo:text-transform="none" fo:color="#333333" style:font-name="Liberation Serif" fo:font-size="9pt" fo:letter-spacing="normal" fo:font-style="normal" style:text-underline-style="none" fo:font-weight="normal" officeooo:rsid="002eab98" style:font-size-asian="9pt" style:font-weight-asian="normal" style:font-size-complex="9pt" style:font-weight-complex="normal"/>
    </style:style>
    <style:style style:name="T44" style:family="text">
      <style:text-properties fo:font-size="14pt" fo:font-weight="bold" officeooo:rsid="0036a214" style:font-size-asian="14pt" style:font-weight-asian="bold" style:font-size-complex="14pt" style:font-weight-complex="bold"/>
    </style:style>
    <style:style style:name="T45" style:family="text">
      <style:text-properties officeooo:rsid="003ddb4a"/>
    </style:style>
    <style:style style:name="T46" style:family="text">
      <style:text-properties officeooo:rsid="002a7df7"/>
    </style:style>
    <style:style style:name="T47" style:family="text">
      <style:text-properties style:use-window-font-color="true" fo:font-size="12pt" fo:font-weight="normal" officeooo:rsid="0044d83c" style:font-size-asian="10.5pt" style:font-weight-asian="normal" style:font-size-complex="12pt" style:font-weight-complex="normal"/>
    </style:style>
    <style:style style:name="T48" style:family="text">
      <style:text-properties style:use-window-font-color="true" fo:font-size="12pt" officeooo:rsid="0044d83c" fo:background-color="transparent" loext:char-shading-value="0" style:font-size-asian="10.5pt" style:font-size-complex="12pt"/>
    </style:style>
    <style:style style:name="T49" style:family="text">
      <style:text-properties style:use-window-font-color="true" fo:font-size="12pt" officeooo:rsid="0045c269" fo:background-color="transparent" loext:char-shading-value="0" style:font-size-asian="10.5pt" style:font-size-complex="12pt"/>
    </style:style>
    <style:style style:name="T50" style:family="text">
      <style:text-properties style:use-window-font-color="true" fo:font-size="12pt" officeooo:rsid="00427942" fo:background-color="transparent" loext:char-shading-value="0" style:font-size-asian="10.5pt" style:font-size-complex="12pt"/>
    </style:style>
    <style:style style:name="T51" style:family="text">
      <style:text-properties style:use-window-font-color="true" fo:font-size="12pt" officeooo:rsid="0036a214" fo:background-color="transparent" loext:char-shading-value="0" style:font-size-asian="10.5pt" style:font-size-complex="12pt"/>
    </style:style>
    <style:style style:name="T52" style:family="text">
      <style:text-properties style:use-window-font-color="true" fo:font-size="12pt" officeooo:rsid="0045c269" style:font-size-asian="10.5pt" style:font-size-complex="12pt"/>
    </style:style>
    <style:style style:name="T53" style:family="text">
      <style:text-properties fo:font-size="9pt" style:font-size-asian="9pt" style:font-size-complex="9pt"/>
    </style:style>
    <style:style style:name="T54" style:family="text">
      <style:text-properties fo:color="#666666" fo:font-size="9pt" style:font-size-asian="9pt" style:font-size-complex="9p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text:bullet-char="•">
        <style:list-level-properties text:space-before="1.995cm" text:min-label-width="0.499cm"/>
        <style:text-properties style:font-name="OpenSymbol"/>
      </text:list-level-style-bullet>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text:bullet-char="•">
        <style:list-level-properties text:space-before="1.995cm" text:min-label-width="0.499cm"/>
        <style:text-properties style:font-name="OpenSymbol"/>
      </text:list-level-style-bullet>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text:bullet-char="•">
        <style:list-level-properties text:space-before="1.995cm" text:min-label-width="0.499cm"/>
        <style:text-properties style:font-name="OpenSymbol"/>
      </text:list-level-style-bullet>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bullet text:level="2" text:style-name="Bullet_20_Symbols" text:bullet-char="•">
        <style:list-level-properties text:space-before="1.995cm" text:min-label-width="0.499cm"/>
        <style:text-properties style:font-name="OpenSymbol"/>
      </text:list-level-style-bullet>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bullet text:level="2" text:style-name="Bullet_20_Symbols" text:bullet-char="•">
        <style:list-level-properties text:space-before="1.995cm" text:min-label-width="0.499cm"/>
        <style:text-properties style:font-name="OpenSymbol"/>
      </text:list-level-style-bullet>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bullet text:level="2" text:style-name="Bullet_20_Symbols" text:bullet-char="•">
        <style:list-level-properties text:space-before="1.995cm" text:min-label-width="0.499cm"/>
        <style:text-properties style:font-name="OpenSymbol"/>
      </text:list-level-style-bullet>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bullet text:level="2" text:style-name="Bullet_20_Symbols" text:bullet-char="•">
        <style:list-level-properties text:space-before="1.995cm" text:min-label-width="0.499cm"/>
        <style:text-properties style:font-name="OpenSymbol"/>
      </text:list-level-style-bullet>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bullet text:level="2" text:style-name="Bullet_20_Symbols" text:bullet-char="•">
        <style:list-level-properties text:space-before="1.995cm" text:min-label-width="0.499cm"/>
        <style:text-properties style:font-name="OpenSymbol"/>
      </text:list-level-style-bullet>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bullet text:level="2" text:style-name="Bullet_20_Symbols" text:bullet-char="•">
        <style:list-level-properties text:space-before="1.995cm" text:min-label-width="0.499cm"/>
        <style:text-properties style:font-name="OpenSymbol"/>
      </text:list-level-style-bullet>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bullet text:level="2" text:style-name="Bullet_20_Symbols" text:bullet-char="•">
        <style:list-level-properties text:space-before="1.995cm" text:min-label-width="0.499cm"/>
        <style:text-properties style:font-name="OpenSymbol"/>
      </text:list-level-style-bullet>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3">M</text:span>obilenet-ssd is great for large objects, yet its performance for small objects is pretty poor. </text:p>
      <text:p text:style-name="P1">Faster R-CNN models are better suited to cases where high accuracy is desired and latency is of lower priority.</text:p>
      <text:p text:style-name="P3">At a high level, the config file is split into 5 parts:</text:p>
      <text:list xml:id="list1371370811" text:style-name="L1">
        <text:list-item>
          <text:p text:style-name="P15"><text:span text:style-name="T1">The </text:span><text:span text:style-name="Source_20_Text"><text:span text:style-name="T1">model </text:span></text:span><text:span text:style-name="T1">configuration. This defines what type of model will be trained (ie. meta-architecture, feature extractor)</text:span></text:p>
        </text:list-item>
        <text:list-item>
          <text:p text:style-name="P22"><text:span text:style-name="T1">The </text:span><text:span text:style-name="Source_20_Text"><text:span text:style-name="T1">train_config</text:span></text:span><text:span text:style-name="T1">, which decides what parameters should be used to train model parameters (ie. SGD parameters, input preprocessing and feature extractor initialization values).</text:span></text:p>
        </text:list-item>
        <text:list-item>
          <text:p text:style-name="P22"><text:span text:style-name="T1">The </text:span><text:span text:style-name="Source_20_Text"><text:span text:style-name="T1">eval_config</text:span></text:span><text:span text:style-name="T1">, which determines what set of metrics will be reported for evaluation.</text:span></text:p>
        </text:list-item>
        <text:list-item>
          <text:p text:style-name="P22"><text:span text:style-name="T1">The </text:span><text:span text:style-name="Source_20_Text"><text:span text:style-name="T1">train_input_config</text:span></text:span><text:span text:style-name="T1">, which defines what dataset the model should be trained on.</text:span></text:p>
        </text:list-item>
        <text:list-item>
          <text:p text:style-name="P22"><text:span text:style-name="T1">The </text:span><text:span text:style-name="Source_20_Text"><text:span text:style-name="T1">eval_input_config</text:span></text:span><text:span text:style-name="T1">, which defines what dataset the model will be evaluated on. </text:span></text:p>
        </text:list-item>
      </text:list>
      <text:p text:style-name="P2"/>
      <text:p text:style-name="P2">model - ssd:</text:p>
      <text:list xml:id="list2946862657" text:style-name="L2">
        <text:list-item>
          <text:p text:style-name="P16">inplace_batchnorm_update: <text:span text:style-name="T2">True</text:span></text:p>
        </text:list-item>
      </text:list>
      <text:list xml:id="list3480476663" text:style-name="L3">
        <text:list-item>
          <text:list>
            <text:list-item>
              <text:p text:style-name="P18"><text:span text:style-name="T8">Whether to update batch_norm inplace during training.</text:span> This is required for batch norm to work correctly on TPUs. When this is false, user must add a control dependency on tf.GraphKeys. </text:p>
              <text:p text:style-name="P18"/>
            </text:list-item>
            <text:list-item>
              <text:p text:style-name="P18">Batch normalization is a technique for training very deep neural networks that standardizes the inputs to a layer for each mini-batch. This has the effect of stabilizing the learning process and dramatically reducing the number of training epochs required to train deep networks.</text:p>
            </text:list-item>
          </text:list>
        </text:list-item>
      </text:list>
      <text:list xml:id="list182232093489513" text:continue-list="list2946862657" text:style-name="L2">
        <text:list-item>
          <text:p text:style-name="P17">freeze_batchnorm: <text:span text:style-name="T3">False</text:span></text:p>
        </text:list-item>
        <text:list-item>
          <text:p text:style-name="P17">num_classes: <text:span text:style-name="T3">6 </text:span></text:p>
        </text:list-item>
        <text:list-item>
          <text:p text:style-name="P17">box_coder</text:p>
          <text:list>
            <text:list-header>
              <text:p text:style-name="P20">Box coder to encode the boxes</text:p>
            </text:list-header>
            <text:list-item>
              <text:p text:style-name="P21">faster_rcnn_box_coder </text:p>
            </text:list-item>
            <text:list-item>
              <text:p text:style-name="P19">mean_stddev_box_coder </text:p>
            </text:list-item>
            <text:list-item>
              <text:p text:style-name="P19">square_box_coder </text:p>
            </text:list-item>
            <text:list-item>
              <text:p text:style-name="P19">keypoint_box_coder</text:p>
              <text:p text:style-name="P19"/>
              <text:p text:style-name="P19"><text:span text:style-name="T5">(</text:span>https://leimao.github.io/blog/Bounding-Box-Encoding-Decoding/<text:span text:style-name="T5">)</text:span></text:p>
            </text:list-item>
            <text:list-item>
              <text:p text:style-name="P19">The bounding box representations are encoded <text:span text:style-name="T4">as given below:</text:span></text:p>
            </text:list-item>
            <text:list-item>
              <text:p text:style-name="P19">Centroids Representation: A bounding box could be represented as [x, y, w, h], where <text:span text:style-name="T5">x </text:span>and <text:span text:style-name="T5">y </text:span>are the coordinates of the bounding box centroid, <text:span text:style-name="T5">w </text:span>and <text:span text:style-name="T5">h </text:span>are the width and height of the bounding box.</text:p>
            </text:list-item>
            <text:list-item>
              <text:p text:style-name="P19">Corners Representation: A bounding box could also be represented as [xmin, ymin, xmax, ymax], where xmin and ymin are the coordinates of the bounding box bottom-left corner, <text:s/><text:span text:style-name="T5">xmax </text:span>and <text:span text:style-name="T5">ymax </text:span>are the coordinates of the bounding box top-right corner.</text:p>
            </text:list-item>
          </text:list>
        </text:list-item>
        <text:list-item>
          <text:p text:style-name="P23">Matcher</text:p>
          <text:list>
            <text:list-header>
              <text:p text:style-name="P25">Matcher to match groundtruth with anchors</text:p>
            </text:list-header>
            <text:list-item>
              <text:p text:style-name="P28">argmax_matcher </text:p>
              <text:list>
                <text:list-header>
                  <text:p text:style-name="P32">- <text:span text:style-name="T6">matched_threshold:</text:span> <text:span text:style-name="T22">(</text:span><text:span text:style-name="T7">0.5</text:span><text:span text:style-name="T22">) </text:span>Threshold for positive matches.</text:p>
                  <text:p text:style-name="P32">- <text:span text:style-name="T6">unmatched_threshold:</text:span> <text:span text:style-name="T22">(</text:span><text:span text:style-name="T7">0.5</text:span><text:span text:style-name="T22">) </text:span>Threshold for negative matches. </text:p>
                  <text:p text:style-name="P32">- <text:span text:style-name="T6">ignore_thresholds:</text:span> <text:span text:style-name="T22">(</text:span><text:span text:style-name="T7">False</text:span><text:span text:style-name="T22">) </text:span>Whether to construct ArgMaxMatcher without thresholds. <text:s/></text:p>
                  <text:p text:style-name="P32">- <text:span text:style-name="T6">negatives_lower_than_unmatched:</text:span> <text:span text:style-name="T22">(</text:span><text:span text:style-name="T7">True</text:span><text:span text:style-name="T22">) </text:span>If True then negative matches are the ones below the unmatched_threshold, whereas ignored matches are in between the matched and umatched threshold. If False, then negative matches are in between the matched and unmatched threshold, and everything lower than unmatched is ignored.</text:p>
                  <text:p text:style-name="P33">- <text:span text:style-name="T6">force_match_for_each_row:</text:span> <text:s/><text:span text:style-name="T22">(</text:span><text:span text:style-name="T7">True</text:span><text:span text:style-name="T22">) </text:span>Whether to ensure each row is matched to at least one column. <text:s/></text:p>
                  <text:p text:style-name="P33">- <text:span text:style-name="T6">use_matmul_gather:</text:span> <text:s/><text:span text:style-name="T22">(</text:span><text:span text:style-name="T7">True</text:span><text:span text:style-name="T22">) </text:span>Force constructed match objects to use matrix multiplication based gather instead of standard tf.gather</text:p>
                </text:list-header>
              </text:list>
            </text:list-item>
            <text:list-item>
              <text:p text:style-name="P35">bipartite_matcher</text:p>
            </text:list-item>
            <text:list-item>
              <text:p text:style-name="P32"><text:soft-page-break/>Anchor boxes are a set of predefined bounding boxes of a certain height and width. These are defined to capture the scale and aspect ratio of specific object you want to detect</text:p>
            </text:list-item>
            <text:list-item>
              <text:p text:style-name="P34">Argmax matcher: This matcher is used in Fast(er)-RCNN. This matcher takes a similarity matrix and matches columns to rows based on the maximum value per column. <text:span text:style-name="T9">It sets both matched_threshold (upper threshold) and unmatched_threshold (lower thresholds).</text:span></text:p>
              <text:list>
                <text:list-header>
                  <text:p text:style-name="P34">- similarity &gt;= matched_threshold: Highest similarity. </text:p>
                  <text:p text:style-name="P34">- matched_threshold &gt; similarity &gt;= unmatched_threshold: Medium similarity.</text:p>
                  <text:p text:style-name="P34">- unmatched_threshold &gt; similarity: Lowest similarity.</text:p>
                </text:list-header>
              </text:list>
            </text:list-item>
          </text:list>
        </text:list-item>
        <text:list-item>
          <text:p text:style-name="P23">similarity_calculator</text:p>
          <text:list>
            <text:list-header>
              <text:p text:style-name="P26">Region similarity calculator to compute similarity of boxes</text:p>
            </text:list-header>
          </text:list>
        </text:list-item>
      </text:list>
      <text:list xml:id="list2468380493" text:style-name="L4">
        <text:list-item>
          <text:list>
            <text:list-item>
              <text:p text:style-name="P36">neg_sq_dist_similarity : It computes similarity based on the squared distance metric.</text:p>
            </text:list-item>
          </text:list>
        </text:list-item>
      </text:list>
      <text:list xml:id="list1151196032" text:style-name="L5">
        <text:list-item>
          <text:list>
            <text:list-item>
              <text:p text:style-name="P29">iou_similarity : It computes similarity based on Intersection over Union (IOU) metric.</text:p>
            </text:list-item>
          </text:list>
        </text:list-item>
      </text:list>
      <text:list xml:id="list3883847718" text:style-name="L6">
        <text:list-item>
          <text:list>
            <text:list-item>
              <text:p text:style-name="P37">ioa_similarity : <text:span text:style-name="T11">It computes similarity based on Intersection over Area (IOA) metric</text:span></text:p>
            </text:list-item>
          </text:list>
        </text:list-item>
      </text:list>
      <text:list xml:id="list2596584032" text:style-name="L7">
        <text:list-item>
          <text:list>
            <text:list-item>
              <text:p text:style-name="P38"><text:span text:style-name="T10">thresholded_iou_similarity : </text:span><text:span text:style-name="T11">It </text:span><text:span text:style-name="T10">compute</text:span><text:span text:style-name="T11">s</text:span><text:span text:style-name="T10"> similarity based on thresholded IOU and score.</text:span></text:p>
            </text:list-item>
          </text:list>
        </text:list-item>
      </text:list>
      <text:list xml:id="list182231862135292" text:continue-list="list182232093489513" text:style-name="L2">
        <text:list-item>
          <text:p text:style-name="P23">encode_background_as_zeros: <text:span text:style-name="T12">True</text:span></text:p>
          <text:list>
            <text:list-header>
              <text:p text:style-name="P27">Whether background targets are to be encoded as an all zeros vector or a one-hot vector (where background is the 0th class)</text:p>
            </text:list-header>
          </text:list>
        </text:list-item>
        <text:list-item>
          <text:p text:style-name="P57">anchor_generator</text:p>
          <text:list>
            <text:list-header>
              <text:p text:style-name="P26">Anchor generator to compute anchors.</text:p>
            </text:list-header>
            <text:list-item>
              <text:p text:style-name="P42">grid_anchor_generator </text:p>
            </text:list-item>
            <text:list-item>
              <text:p text:style-name="P42"><text:span text:style-name="T6">ssd_anchor_generator</text:span> </text:p>
            </text:list-item>
            <text:list-item>
              <text:p text:style-name="P42">multiscale_anchor_generator </text:p>
            </text:list-item>
            <text:list-item>
              <text:p text:style-name="P42">flexible_grid_anchor_generator</text:p>
              <text:p text:style-name="P43"/>
            </text:list-item>
            <text:list-item>
              <text:p text:style-name="P44">SSD anchor generator approximates the output space of bounding boxes into a set of default boxes over different aspect ratios and scales per feature map location. At prediction time, the network generates scores for the presence of each object category in each default box and produces adjustments to the box to better match the object shape. Additionally, the network combines predictions from multiple feature maps with different resolutions to naturally handle objects of various sizes.</text:p>
              <text:list>
                <text:list-header>
                  <text:p text:style-name="P47"><text:span text:style-name="T6">- num_layers:</text:span> (<text:span text:style-name="T6">6</text:span>) Number of grid layers to create anchors for.</text:p>
                  <text:p text:style-name="P47"><text:span text:style-name="T6">- min_scale:</text:span> (<text:span text:style-name="T6">0.2</text:span>) Scale of anchors corresponding to finest resolution.</text:p>
                  <text:p text:style-name="P47"><text:span text:style-name="T6">- max_scale:</text:span> (<text:span text:style-name="T6">0.95</text:span>) Scale of anchors corresponding to coarsest resolution.</text:p>
                  <text:p text:style-name="P47"><text:span text:style-name="T6">- aspect_ratio:</text:span> (<text:span text:style-name="T6">0.3</text:span>, <text:span text:style-name="T6">0.5</text:span>, <text:span text:style-name="T6">1.0</text:span>, <text:span text:style-name="T6">2.0</text:span>, <text:span text:style-name="T6">3.0</text:span>) Aspect ratios for anchors at each grid point.</text:p>
                </text:list-header>
              </text:list>
            </text:list-item>
          </text:list>
        </text:list-item>
      </text:list>
      <text:list xml:id="list3011670292" text:style-name="L8">
        <text:list-item>
          <text:list>
            <text:list-item>
              <text:p text:style-name="P45">Grid anchor generator <text:span text:style-name="T23">g</text:span>enerates a grid of anchors at given scales and aspect ratios.</text:p>
            </text:list-item>
          </text:list>
        </text:list-item>
      </text:list>
      <text:list xml:id="list2957392436" text:style-name="L9">
        <text:list-item>
          <text:list>
            <text:list-item>
              <text:p text:style-name="P46"><text:span text:style-name="T23">M</text:span>ultiscale anchor generator generates grid anchors of different scale on the fly corresponding to multiple CNN layers. The generator allows one pixel location on feature map maps to multiple anchors, that have different aspect ratios and intermediate scales.</text:p>
            </text:list-item>
            <text:list-item>
              <text:p text:style-name="P46"><text:span text:style-name="T24">Flexible grid anchor generator generates a grid of anchors for multiple CNN layers of different scale. This generator is more flexible than the multiple_grid_anchor_generator and multiscale_grid_anchor_generator, and can generate any of the anchors that they can generate, plus additional anchor configurations. In particular, it allows the explicit specification of scale and aspect ratios at each layer without making any assumptions between the relationship between scales and aspect ratios between layers.</text:span> <text:s text:c="5"/></text:p>
            </text:list-item>
          </text:list>
        </text:list-item>
      </text:list>
      <text:list xml:id="list182232603261683" text:continue-list="list182231862135292" text:style-name="L2">
        <text:list-item>
          <text:p text:style-name="P57">image_resizer</text:p>
          <text:list>
            <text:list-header>
              <text:p text:style-name="P26">Image resizer for preprocessing the input image.</text:p>
            </text:list-header>
            <text:list-item>
              <text:p text:style-name="P39">keep_aspect_ratio_resizer </text:p>
            </text:list-item>
            <text:list-item>
              <text:p text:style-name="P30">fixed_shape_resizer </text:p>
            </text:list-item>
            <text:list-item>
              <text:p text:style-name="P39">identity_resizer </text:p>
            </text:list-item>
            <text:list-item>
              <text:p text:style-name="P39">conditional_shape_resizer </text:p>
            </text:list-item>
            <text:list-item>
              <text:p text:style-name="P39">pad_to_multiple_resizer</text:p>
              <text:p text:style-name="P40"/>
            </text:list-item>
            <text:list-item>
              <text:p text:style-name="P40">Fixed shape resizer: Image resizer that resizes to a fixed shape.</text:p>
              <text:list>
                <text:list-header>
                  <text:p text:style-name="P40">- <text:span text:style-name="T6">height</text:span>: 320</text:p>
                  <text:p text:style-name="P40">- <text:span text:style-name="T6">width</text:span>: 320</text:p>
                </text:list-header>
              </text:list>
            </text:list-item>
          </text:list>
        </text:list-item>
      </text:list>
      <text:list xml:id="list3623923943" text:style-name="L10">
        <text:list-item>
          <text:list>
            <text:list-item>
              <text:p text:style-name="P41">Keep aspect ratio resizer: Image resizer that keeps aspect ratio. </text:p>
            </text:list-item>
          </text:list>
        </text:list-item>
      </text:list>
      <text:list xml:id="list182231230969547" text:continue-list="list182232603261683" text:style-name="L2">
        <text:list-item>
          <text:list>
            <text:list-item>
              <text:p text:style-name="P40">Conditional shape resizer: Image resizer that resizes only if input image height or width is greater or smaller than a certain size. Aspect ratio is maintained.</text:p>
            </text:list-item>
            <text:list-item>
              <text:p text:style-name="P40">Pad to multiple resizer: An image resizer which resizes inputs by zero padding them such that their spatial dimensions are divisible by a specified multiple. This is useful when you want to concatenate or compare the input to an output of a fully convolutional network.</text:p>
            </text:list-item>
          </text:list>
        </text:list-item>
        <text:list-item>
          <text:p text:style-name="P23"><text:soft-page-break/>box_predictor</text:p>
          <text:list>
            <text:list-header>
              <text:p text:style-name="P26">Box predictor to attach to the features.</text:p>
            </text:list-header>
            <text:list-item>
              <text:p text:style-name="P30">convolutional_box_predictor </text:p>
              <text:list>
                <text:list-header>
                  <text:p text:style-name="P31">- min_depth: <text:span text:style-name="T14">(</text:span>0<text:span text:style-name="T14">) Minimum feature depth prior to predicting box encodings and class predictions.</text:span></text:p>
                  <text:p text:style-name="P31">- max_depth: <text:span text:style-name="T14">(</text:span>0<text:span text:style-name="T14">) Maximum feature depth prior to predicting box encodings and class predictions. If max_depth is set to 0, no additional feature map will be inserted before location and class predictions.</text:span></text:p>
                  <text:p text:style-name="P31">- num_layers_before_predictor: <text:span text:style-name="T14">(</text:span>0<text:span text:style-name="T14">) Number of the additional conv layers before the predictor.</text:span></text:p>
                  <text:p text:style-name="P31">- use_dropout: <text:span text:style-name="T14">(</text:span>false<text:span text:style-name="T14">) Whether to use dropout for class prediction.</text:span></text:p>
                  <text:p text:style-name="P31">- dropout_keep_probability: <text:span text:style-name="T14">(</text:span>0.8<text:span text:style-name="T14">) Keep probability for dropout.</text:span></text:p>
                  <text:p text:style-name="P31">- kernel_size: <text:span text:style-name="T14">(</text:span>3<text:span text:style-name="T14">) Size of final convolution kernel. If the spatial resolution of the feature map is smaller than the kernel size, then the kernel size is set to min(feature_width, feature_height).</text:span></text:p>
                  <text:p text:style-name="P31">- use_depthwise: <text:span text:style-name="T14">(</text:span>true<text:span text:style-name="T14">) Whether to use depthwise separable convolution for box predictor layers.</text:span></text:p>
                  <text:p text:style-name="P31">- box_code_size: <text:span text:style-name="T14">(</text:span>4<text:span text:style-name="T14">) Size of the encoding for boxes.</text:span></text:p>
                  <text:p text:style-name="P31">- apply_sigmoid_to_scores: <text:span text:style-name="T14">(</text:span>false<text:span text:style-name="T14">) Whether to apply sigmoid to the output of class predictions.</text:span></text:p>
                  <text:p text:style-name="P31">- class_prediction_bias_init: <text:span text:style-name="T14">(</text:span>-4.6<text:span text:style-name="T14">) </text:span></text:p>
                  <text:p text:style-name="P31"><text:span text:style-name="T14">- </text:span><text:span text:style-name="T25">conv_hyperparams: </text:span><text:span text:style-name="T14">Hyperparameters for convolution ops used in the box predictor.</text:span></text:p>
                  <text:list>
                    <text:list-header>
                      <text:p text:style-name="P31"><text:span text:style-name="T15">&gt; </text:span><text:span text:style-name="T14">activation: RELU_6</text:span></text:p>
                      <text:p text:style-name="P31"><text:span text:style-name="T15">&gt; </text:span><text:span text:style-name="T14">regularizer: l2_regularizer</text:span></text:p>
                      <text:p text:style-name="P31"><text:span text:style-name="T15">&gt; </text:span><text:span text:style-name="T14">initializer: random_normal_initializer </text:span></text:p>
                      <text:p text:style-name="P31"><text:span text:style-name="T15">&gt; </text:span><text:span text:style-name="T14">batch_norm </text:span></text:p>
                    </text:list-header>
                  </text:list>
                </text:list-header>
              </text:list>
            </text:list-item>
            <text:list-item>
              <text:p text:style-name="P39">mask_rcnn_box_predictor </text:p>
            </text:list-item>
            <text:list-item>
              <text:p text:style-name="P39">rfcn_box_predictor<text:span text:style-name="T26"> </text:span></text:p>
            </text:list-item>
          </text:list>
        </text:list-item>
        <text:list-item>
          <text:p text:style-name="P23">feature_extractor</text:p>
          <text:list>
            <text:list-item>
              <text:p text:style-name="P49">type: 'ssd_mobilenet_v3_large'</text:p>
            </text:list-item>
          </text:list>
        </text:list-item>
      </text:list>
      <text:list xml:id="list767385387" text:style-name="L11">
        <text:list-item>
          <text:list>
            <text:list-item>
              <text:p text:style-name="P52">min_depth: <text:span text:style-name="T16">(</text:span>16<text:span text:style-name="T16">)</text:span><text:span text:style-name="T13"> Minimum number of the channels in the feature extractor.</text:span></text:p>
            </text:list-item>
          </text:list>
        </text:list-item>
      </text:list>
      <text:list xml:id="list182232588381736" text:continue-list="list182231230969547" text:style-name="L2">
        <text:list-item>
          <text:list>
            <text:list-item>
              <text:p text:style-name="P49">depth_multiplier: <text:span text:style-name="T16">(</text:span>1.0<text:span text:style-name="T16">)</text:span><text:span text:style-name="T27"> </text:span><text:span text:style-name="T13">The factor to alter the depth of the channels in the feature extractor.</text:span></text:p>
            </text:list-item>
            <text:list-item>
              <text:p text:style-name="P49">use_depthwise: <text:span text:style-name="T16">(</text:span>true<text:span text:style-name="T16">)</text:span><text:span text:style-name="T13"> Whether to use depthwise separable convolutions for to extract additional feature maps added by SSD.</text:span></text:p>
            </text:list-item>
            <text:list-item>
              <text:p text:style-name="P49">conv_hyperparams: <text:span text:style-name="T13">Hyperparameters that affect the layers of feature extractor added on top of the base feature extractor.</text:span></text:p>
              <text:list>
                <text:list-header>
                  <text:p text:style-name="P54">- activation: RELU_6</text:p>
                  <text:p text:style-name="P54">- regularizer: l2_regularizer</text:p>
                  <text:p text:style-name="P54">- initializer: truncated_normal_initializer</text:p>
                  <text:p text:style-name="P54">- batch_norm</text:p>
                </text:list-header>
              </text:list>
            </text:list-item>
          </text:list>
        </text:list-item>
        <text:list-item>
          <text:p text:style-name="P57">loss</text:p>
          <text:list>
            <text:list-header>
              <text:p text:style-name="P26">Loss configuration for training.</text:p>
              <text:p text:style-name="P26"><text:a xlink:type="simple" xlink:href="https://github.com/tensorflow/models/blob/master/research/object_detection/protos/losses.proto" text:style-name="Internet_20_link" text:visited-style-name="Visited_20_Internet_20_Link">https://github.com/tensorflow/models/blob/master/research/object_detection/protos/losses.proto</text:a></text:p>
            </text:list-header>
            <text:list-item>
              <text:p text:style-name="P48">classification_loss: <text:span text:style-name="T17">(</text:span>weighted_sigmoid_focal<text:span text:style-name="T17">)</text:span><text:span text:style-name="T13"> Configuration for class prediction loss function. </text:span></text:p>
              <text:list>
                <text:list-header>
                  <text:p text:style-name="P48"><text:span text:style-name="T13">- weighted_sigmoid: </text:span><text:span text:style-name="T39">Classification loss using a sigmoid function over class predictions.</text:span><text:span text:style-name="T38"> </text:span></text:p>
                  <text:p text:style-name="P53">- weighted_softmax: Classification loss using a softmax function over class predictions. </text:p>
                  <text:p text:style-name="P53">- weighted_logits_softmax: Classification loss using a softmax function over class predictions and a softmax function over the groundtruth labels (assumed to be logits). <text:s/></text:p>
                  <text:p text:style-name="P53">- bootstrapped_sigmoid: Classification loss using a sigmoid function over the class prediction with the highest prediction score. </text:p>
                  <text:p text:style-name="P48">- weighted_sigmoid_focal: Sigmoid Focal cross entropy loss. <text:s/></text:p>
                  <text:p text:style-name="P53">- penalty_reduced_logistic_focal_loss: Pixelwise logistic focal loss with pixels near the target having a reduced penalty. </text:p>
                  <text:p text:style-name="P53">- weighted_dice_classification_loss: Dice loss for training instance masks. </text:p>
                  <text:p text:style-name="P53"/>
                </text:list-header>
              </text:list>
            </text:list-item>
          </text:list>
        </text:list-item>
      </text:list>
      <text:p text:style-name="P8"><text:tab/><text:tab/><text:tab/>Softmax loss is commonly used to train convolutional neural networks (CNNs), but it treats all samples equally. Focal loss focus on training hard samples and takes the probability as the measurement of whether the sample is easy or hard one. the popular cross entropy loss together with softmax does not explicitly guarantee minimization of intra-class variance or maximization of inter-class variance. Focal loss is extremely useful for classification when you have highly imbalanced classes. It down-weights well-classified examples and focuses on hard examples. One of the best use-cases of focal loss is its usage in object detection where the imbalance between the background class and other classes is extremely high.</text:p>
      <text:p text:style-name="P8"/>
      <text:list xml:id="list182232616109240" text:continue-numbering="true" text:style-name="L2">
        <text:list-item>
          <text:list>
            <text:list-item>
              <text:p text:style-name="P50">localization_loss: <text:span text:style-name="T18">(</text:span>weighted_smooth_l1<text:span text:style-name="T18">) Configuration for bounding box localization loss function. </text:span></text:p>
              <text:list>
                <text:list-header>
                  <text:p text:style-name="P55">- weighted_l2: L2 location loss: 0.5 * ||weight * (a - b)|| ^ 2 <text:s/></text:p>
                  <text:p text:style-name="P51"><text:span text:style-name="T13">- </text:span>weighted_smooth_l1: <text:span text:style-name="T13"><text:s/></text:span><text:span text:style-name="T46">The smooth L1_loss is defined elementwise as </text:span><text:span text:style-name="T45">0</text:span><text:span text:style-name="T46">.5 x^2 if |x| &lt;= delta and delta * (|x|-0.5*delta) otherwise, where x is the difference between predictions and target.</text:span> </text:p>
                  <text:p text:style-name="P55"><text:soft-page-break/>- weighted_iou: Intersection over union location loss: 1 - IOU </text:p>
                  <text:p text:style-name="P55">- l1_localization_loss: L1 Localization Loss. </text:p>
                  <text:p text:style-name="P55">- weighted_giou : Generalized intersection over union location loss: 1 - GIOU</text:p>
                  <text:p text:style-name="P55"/>
                </text:list-header>
              </text:list>
            </text:list-item>
            <text:list-item>
              <text:p text:style-name="P48">classification_weight: <text:span text:style-name="T18">(</text:span>1.0<text:span text:style-name="T18">) Classification loss weight.</text:span></text:p>
              <text:p text:style-name="P56"/>
            </text:list-item>
            <text:list-item>
              <text:p text:style-name="P48">localization_weight: <text:span text:style-name="T18">(</text:span>1.0<text:span text:style-name="T18">)</text:span><text:span text:style-name="T13"> Localization loss weight.</text:span></text:p>
            </text:list-item>
          </text:list>
        </text:list-item>
        <text:list-item>
          <text:p text:style-name="P24">normalize_loss_by_num_matches: <text:span text:style-name="T28">True</text:span></text:p>
          <text:list>
            <text:list-header>
              <text:p text:style-name="P26">Whether to normalize the loss by number of groundtruth boxes that match to the anchors.</text:p>
            </text:list-header>
          </text:list>
        </text:list-item>
        <text:list-item>
          <text:p text:style-name="P23">normalize_loc_loss_by_codesize: <text:span text:style-name="T28">True</text:span></text:p>
          <text:list>
            <text:list-header>
              <text:p text:style-name="P26">Whether to normalize the localization loss by the code size of the box encodings. This is applied along with other normalization factors.</text:p>
            </text:list-header>
          </text:list>
        </text:list-item>
        <text:list-item>
          <text:p text:style-name="P23">post_processing</text:p>
          <text:list>
            <text:list-header>
              <text:p text:style-name="P26">Post processing to apply on the predictions.</text:p>
            </text:list-header>
            <text:list-item>
              <text:p text:style-name="P48">batch_non_max_suppression <text:span text:style-name="T13">Non-max-suppression operation on a batch of detections for post-processing predicted boxes and scores.</text:span></text:p>
            </text:list-item>
            <text:list-item>
              <text:p text:style-name="P48">score_converter: <text:span text:style-name="T19">(</text:span>SIGMOID<text:span text:style-name="T19">) </text:span><text:span text:style-name="T13">Applies a sigmoid on input scores.</text:span></text:p>
            </text:list-item>
          </text:list>
        </text:list-item>
      </text:list>
      <text:p text:style-name="P5"/>
      <text:p text:style-name="P5"/>
      <text:p text:style-name="P5"/>
      <text:p text:style-name="P5"/>
      <text:p text:style-name="P5"/>
      <text:p text:style-name="P5">train_config:</text:p>
      <text:list xml:id="list3169988412" text:style-name="L12">
        <text:list-item>
          <text:p text:style-name="P58"><text:span text:style-name="T31">batch_size</text:span>: <text:span text:style-name="T29">512</text:span></text:p>
        </text:list-item>
        <text:list-item>
          <text:p text:style-name="P58">sync_replicas: <text:span text:style-name="T29">true</text:span></text:p>
          <text:list>
            <text:list-header>
              <text:p text:style-name="P60">Whether to synchronize replicas during training.</text:p>
            </text:list-header>
          </text:list>
        </text:list-item>
        <text:list-item>
          <text:p text:style-name="P58">startup_delay_steps: <text:span text:style-name="T29">0</text:span></text:p>
          <text:list>
            <text:list-header>
              <text:p text:style-name="P60">Number of training steps between replica startup. This flag must be set to 0 if sync_replicas is set to true.</text:p>
            </text:list-header>
          </text:list>
        </text:list-item>
        <text:list-item>
          <text:p text:style-name="P58">replicas_to_aggregate: <text:span text:style-name="T29">32</text:span></text:p>
          <text:list>
            <text:list-header>
              <text:p text:style-name="P60">Number of replicas to aggregate before making parameter updates.</text:p>
            </text:list-header>
          </text:list>
        </text:list-item>
        <text:list-item>
          <text:p text:style-name="P58">num_steps: 400000</text:p>
          <text:list>
            <text:list-header>
              <text:p text:style-name="P60">Number of steps to train the DetectionModel for. If 0, will train the model indefinitely.</text:p>
            </text:list-header>
          </text:list>
        </text:list-item>
        <text:list-item>
          <text:p text:style-name="P59">data_augmentation_options</text:p>
          <text:list>
            <text:list-header>
              <text:p text:style-name="P63"><text:a xlink:type="simple" xlink:href="https://github.com/tensorflow/models/blob/master/research/object_detection/protos/preprocessor.proto" text:style-name="Internet_20_link" text:visited-style-name="Visited_20_Internet_20_Link">https://github.com</text:a><text:a xlink:type="simple" xlink:href="https://github.com/tensorflow/models/blob/master/research/object_detection/protos/preprocessor.proto" text:style-name="Internet_20_link" text:visited-style-name="Visited_20_Internet_20_Link">/</text:a><text:a xlink:type="simple" xlink:href="https://github.com/tensorflow/models/blob/master/research/object_detection/protos/preprocessor.proto" text:style-name="Internet_20_link" text:visited-style-name="Visited_20_Internet_20_Link">tensorflow/models/blob/master/research/object_detection/protos/preprocessor.proto</text:a></text:p>
            </text:list-header>
          </text:list>
        </text:list-item>
        <text:list-item>
          <text:p text:style-name="P59">optimizer</text:p>
          <text:list>
            <text:list-header>
              <text:p text:style-name="P61">Optimizer used to train the DetectionModel.</text:p>
              <text:list>
                <text:list-item>
                  <text:p text:style-name="P64">rms_prop_optimizer</text:p>
                </text:list-item>
              </text:list>
            </text:list-header>
          </text:list>
        </text:list-item>
      </text:list>
      <text:list xml:id="list2151016558" text:style-name="L13">
        <text:list-item>
          <text:list>
            <text:list-item>
              <text:list>
                <text:list-item>
                  <text:p text:style-name="P66">momentum_optimizer: <text:span text:style-name="T41">Along with </text:span><text:span text:style-name="T40">gradient of the current step to guide the search, momentum also accumulates the gradient of the past steps to determine the direction to go.</text:span> </text:p>
                </text:list-item>
              </text:list>
            </text:list-item>
          </text:list>
        </text:list-item>
      </text:list>
      <text:list xml:id="list182231026360670" text:continue-list="list3169988412" text:style-name="L12">
        <text:list-item>
          <text:list>
            <text:list-item>
              <text:list>
                <text:list-item>
                  <text:p text:style-name="P65">adam_optimizer</text:p>
                  <text:p text:style-name="P67"><text:a xlink:type="simple" xlink:href="https://blog.paperspace.com/intro-to-optimization-momentum-rmsprop-adam" text:style-name="Internet_20_link" text:visited-style-name="Visited_20_Internet_20_Link"><text:span text:style-name="T53">https://blog.paperspace.com/intro-to-optimization-momentum-rmsprop-adam</text:span></text:a><text:span text:style-name="T43">/</text:span></text:p>
                </text:list-item>
              </text:list>
            </text:list-item>
          </text:list>
        </text:list-item>
        <text:list-item>
          <text:p text:style-name="P58">fine_tune_checkpoint </text:p>
          <text:list>
            <text:list-header>
              <text:p text:style-name="P60">Checkpoint to restore variables from. Typically used to load feature extractor variables trained outside of object detection.</text:p>
            </text:list-header>
            <text:list-item>
              <text:p text:style-name="P62">NOTE: automate the backup of checkpoints.</text:p>
            </text:list-item>
          </text:list>
        </text:list-item>
        <text:list-item>
          <text:p text:style-name="P58"><text:span text:style-name="T31">fine_tune_checkpoint_type</text:span>: "detection"</text:p>
          <text:list>
            <text:list-header>
              <text:p text:style-name="P60">Type of checkpoint to restore variables from, e.g. 'classification', 'detection', `fine_tune`, `full`. Controls which variables are restored from the pre-trained checkpoint.</text:p>
            </text:list-header>
          </text:list>
        </text:list-item>
        <text:list-item>
          <text:p text:style-name="P58"><text:span text:style-name="T31">max_number_of_boxes</text:span>: <text:span text:style-name="T30">100</text:span></text:p>
          <text:list>
            <text:list-header>
              <text:p text:style-name="P60">Maximum number of boxes used during training. Set this to at least the maximum amount of boxes in the input data. Otherwise, it may cause "Data loss: Attempted to pad to a smaller size than the input element" errors.</text:p>
            </text:list-header>
          </text:list>
        </text:list-item>
        <text:list-item>
          <text:p text:style-name="P58">unpad_groundtruth_tensors: <text:span text:style-name="T30">false</text:span></text:p>
          <text:list>
            <text:list-header>
              <text:p text:style-name="P60">Whether to remove padding along `num_boxes` dimension of the groundtruth tensors.</text:p>
            </text:list-header>
          </text:list>
        </text:list-item>
      </text:list>
      <text:p text:style-name="P4"/>
      <text:list xml:id="list3679742561" text:style-name="L14">
        <text:list-item>
          <text:p text:style-name="P11"><text:soft-page-break/><text:span text:style-name="T20">data_augmentation_options</text:span><text:span text:style-name="T21">:</text:span></text:p>
        </text:list-item>
      </text:list>
      <text:list xml:id="list828692149" text:style-name="L15">
        <text:list-item>
          <text:list>
            <text:list-item>
              <text:p text:style-name="P12">random_image_scale: Randomly enlarges or shrinks image (keeping aspect ratio).</text:p>
            </text:list-item>
            <text:list-item>
              <text:p text:style-name="P12">random_adjust_contrast: Randomly scales contract by a value between [min_delta, max_delta].</text:p>
            </text:list-item>
            <text:list-item>
              <text:p text:style-name="P13">random_adjust_brightness: Randomly changes image brightness by up to max_delta. Image outputs will be saturated between 0 and 1.</text:p>
            </text:list-item>
            <text:list-item>
              <text:p text:style-name="P13">random_adjust_hue: Randomly alters hue by a value of up to max_delta.</text:p>
            </text:list-item>
            <text:list-item>
              <text:p text:style-name="P13">random_adjust_saturation: Randomly changes saturation by a value between [min_delta, max_delta].</text:p>
            </text:list-item>
            <text:list-item>
              <text:p text:style-name="P13">random_distort_color: Performs a random color distortion. color_orderings should either be 0 or 1.</text:p>
            </text:list-item>
            <text:list-item>
              <text:p text:style-name="P13">random_jpeg_quality: Applies a jpeg encoding with a random quality factor.</text:p>
            </text:list-item>
            <text:list-item>
              <text:p text:style-name="P13">random_black_patches</text:p>
            </text:list-item>
            <text:list-item>
              <text:p text:style-name="P14"><text:span text:style-name="T54">random_distort_color</text:span></text:p>
            </text:list-item>
          </text:list>
        </text:list-item>
      </text:list>
      <text:p text:style-name="P6"/>
      <text:p text:style-name="P6"><text:tab/></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FMono-Regular" svg:font-family="SFMono-Regular, Consolas, 'Liberation Mono', Menlo, monospace"/>
    <style:font-face style:name="webkit-standard" svg:font-family="webkit-standar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fo:color="#666666" style:font-name="OpenSymbol" fo:font-family="OpenSymbol" style:font-charset="x-symbol" fo:font-size="9pt" style:font-name-asian="OpenSymbol" style:font-family-asian="OpenSymbol" style:font-charset-asian="x-symbol" style:font-size-asian="7.84999990463257pt" style:font-name-complex="OpenSymbol" style:font-family-complex="OpenSymbol" style:font-charset-complex="x-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8T13:50:57.752672749</meta:creation-date>
    <dc:date>2021-04-16T18:22:30.399238173</dc:date>
    <meta:editing-duration>PT16H29M28S</meta:editing-duration>
    <meta:editing-cycles>29</meta:editing-cycles>
    <meta:generator>LibreOffice/6.4.6.2$Linux_X86_64 LibreOffice_project/40$Build-2</meta:generator>
    <meta:document-statistic meta:table-count="0" meta:image-count="0" meta:object-count="0" meta:page-count="5" meta:paragraph-count="175" meta:word-count="1975" meta:character-count="13842" meta:non-whitespace-character-count="12098"/>
  </office:meta>
</office:document-meta>
</file>